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Standard" style:master-page-name="">
      <style:paragraph-properties style:page-number="auto" fo:keep-with-next="always"/>
    </style:style>
    <style:style style:name="P7" style:family="paragraph" style:parent-style-name="Heading_20_2" style:master-page-name="">
      <style:paragraph-properties style:page-number="auto" fo:keep-with-next="auto"/>
    </style:style>
    <style:style style:name="P8" style:family="paragraph" style:parent-style-name="Heading_20_2" style:master-page-name="">
      <style:paragraph-properties style:page-number="auto" fo:break-before="auto" fo:break-after="auto"/>
    </style:style>
    <style:style style:name="P9" style:family="paragraph" style:parent-style-name="Contents_20_1">
      <style:paragraph-properties>
        <style:tab-stops>
          <style:tab-stop style:position="5.8701in" style:type="right" style:leader-style="dotted" style:leader-text="."/>
        </style:tab-stops>
      </style:paragraph-properties>
    </style:style>
    <style:style style:name="P10" style:family="paragraph" style:parent-style-name="Contents_20_3">
      <style:paragraph-properties>
        <style:tab-stops>
          <style:tab-stop style:position="5.4772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style style:name="P25" style:family="paragraph" style:parent-style-name="Paper_20_Title"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Introduction<text:tab/>3</text:p>
          <text:p text:style-name="P9">Types<text:tab/>5</text:p>
          <text:p text:style-name="P10">int<text:tab/>5</text:p>
          <text:p text:style-name="P10">float<text:tab/>5</text:p>
          <text:p text:style-name="P10">string<text:tab/>5</text:p>
          <text:p text:style-name="P10">PCDATA<text:tab/>5</text:p>
          <text:p text:style-name="P10">datetime<text:tab/>5</text:p>
          <text:p text:style-name="P10">key<text:tab/>6</text:p>
          <text:p text:style-name="P10">lang<text:tab/>6</text:p>
          <text:p text:style-name="P10">refid<text:tab/>6</text:p>
          <text:p text:style-name="P10">URL<text:tab/>6</text:p>
          <text:p text:style-name="P10">span<text:tab/>6</text:p>
          <text:p text:style-name="P10">text<text:tab/>7</text:p>
          <text:p text:style-name="P10">form<text:tab/>7</text:p>
          <text:p text:style-name="P10">multitext<text:tab/>7</text:p>
          <text:p text:style-name="P10">URLRef<text:tab/>8</text:p>
          <text:p text:style-name="P10">field<text:tab/>8</text:p>
          <text:p text:style-name="P10">trait<text:tab/>8</text:p>
          <text:p text:style-name="P10">annotation<text:tab/>9</text:p>
          <text:p text:style-name="P10">extensible<text:tab/>9</text:p>
          <text:p text:style-name="P10">note<text:tab/>9</text:p>
          <text:p text:style-name="P10">phonetic<text:tab/>9</text:p>
          <text:p text:style-name="P10">etymology<text:tab/>10</text:p>
          <text:p text:style-name="P10">grammatical-info<text:tab/>10</text:p>
          <text:p text:style-name="P10">reversal<text:tab/>10</text:p>
          <text:p text:style-name="P10">translation<text:tab/>11</text:p>
          <text:p text:style-name="P10">example<text:tab/>11</text:p>
          <text:p text:style-name="P10">relation<text:tab/>11</text:p>
          <text:p text:style-name="P10">variant<text:tab/>12</text:p>
          <text:p text:style-name="P10">Sense<text:tab/>12</text:p>
          <text:p text:style-name="P10">Entry<text:tab/>13</text:p>
          <text:p text:style-name="P10">field-defn<text:tab/>14</text:p>
          <text:p text:style-name="P10">field-defns<text:tab/>14</text:p>
          <text:p text:style-name="P10">range-ref<text:tab/>14</text:p>
          <text:p text:style-name="P10">ranges<text:tab/>14</text:p>
          <text:p text:style-name="P10">header<text:tab/>14</text:p>
          <text:p text:style-name="P10">lift<text:tab/>15</text:p>
          <text:p text:style-name="P9">UML Diagrams<text:tab/>16</text:p>
          <text:p text:style-name="P9">Lift Ranges<text:tab/>18</text:p>
          <text:p text:style-name="P10">range-element<text:tab/>18</text:p>
          <text:p text:style-name="P10">range<text:tab/>18</text:p>
          <text:p text:style-name="P10"><text:soft-page-break/>lift-ranges<text:tab/>18</text:p>
          <text:p text:style-name="P9">Ranges<text:tab/>20</text:p>
          <text:p text:style-name="P10">Elements<text:tab/>20</text:p>
          <text:p text:style-name="P10">Elements<text:tab/>20</text:p>
          <text:p text:style-name="P10">Elements<text:tab/>21</text:p>
          <text:p text:style-name="P10">Elements<text:tab/>21</text:p>
          <text:p text:style-name="P9">Examples<text:tab/>23</text:p>
          <text:p text:style-name="P9">Implementation<text:tab/>30</text:p>
          <text:p text:style-name="P10">Refid generation<text:tab/>30</text:p>
          <text:p text:style-name="P10">Generating LIFT<text:tab/>30</text:p>
          <text:p text:style-name="P10">Subentries<text:tab/>30</text:p>
          <text:p text:style-name="P9">Change History<text:tab/>32</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11">Provides a way of encoding all MDF concepts and is a complete language.</text:p>
        </text:list-item>
        <text:list-item>
          <text:p text:style-name="P11">Handles text represented in multiple scripts (for example a language that has multiple orthographies)</text:p>
        </text:list-item>
        <text:list-item>
          <text:p text:style-name="P11">Can store any number of analysis languages.</text:p>
        </text:list-item>
        <text:list-item>
          <text:p text:style-name="P11">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5">there are no two ids of the same type of object that are identical, including treating senses and subsenses as entries.</text:p>
        </text:list-item>
      </text:list>
      <text:list text:style-name="L3">
        <text:list-item>
          <text:p text:style-name="P16">there are corresponding ids for all refids</text:p>
        </text:list-item>
      </text:list>
      <text:list text:style-name="L4">
        <text:list-item>
          <text:p text:style-name="P17">there is a definition for all field tags used</text:p>
        </text:list-item>
        <text:list-item>
          <text:p text:style-name="P17">that in a context where only one language data is expected no data from another language is also provided.</text:p>
        </text:list-item>
        <text:list-item>
          <text:p text:style-name="P17">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text:soft-page-break/>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text:soft-page-break/>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h text:style-name="Heading_20_4" text:outline-level="4">Attributes</text:h>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7">lang</text:span></text:span><text:tab/>[Required, <text:span text:style-name="code">lang</text:span>] gives the language tag for the text.</text:p>
      <text:h text:style-name="Heading_20_4" text:outline-level="4">Content</text:h>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oft-page-break/><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7">href</text:span></text:span> <text:tab/>[Required, <text:span text:style-name="code">URL</text:span>] is the URL of the resource</text:p>
      <text:h text:style-name="Heading_20_4" text:outline-level="4">Content</text:h>
      <text:p text:style-name="AttribDesc"><text:span text:style-name="code"><text:span text:style-name="T7">label</text:span></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7">multitext</text:span></text:span><text:tab/>Stores the language and multiscript form of the information.</text:p>
      <text:h text:style-name="Heading_20_4" text:outline-level="4">Attributes</text:h>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h text:style-name="Heading_20_4" text:outline-level="4">Content</text:h>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p text:style-name="AttribDesc"><text:span text:style-name="code"><text:span text:style-name="T7">annotation</text:span></text:span><text:tab/>[Optional, Multiple, <text:span text:style-name="code">annotation</text:span>] Adds metainformation describing the element.</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text:soft-page-break/>Content</text:h>
      <text:p text:style-name="AttribDesc"><text:span text:style-name="code"><text:span text:style-name="T7">annotation</text:span></text:span><text:span text:style-name="code"><text:span text:style-name="T7"><text:tab/></text:span></text:span>[Optional, Multiple, <text:span text:style-name="code">annotation</text:span>] Contains meta information about the trait. For example it may give a status or an edit history for the trait.</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code"><text:span text:style-name="T7">multitext</text:span></text:span><text:tab/>Gives a comment on the annotation.</text:p>
      <text:h text:style-name="Heading_20_4" text:outline-level="4">Attributes</text:h>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text:soft-page-break/>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Inheritance</text:h>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h text:style-name="Heading_20_3" text:outline-level="3">grammatical-info</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h text:style-name="Heading_20_4" text:outline-level="4">Attributes</text:h>
      <text:p text:style-name="AttribDesc"><text:span text:style-name="code"><text:span text:style-name="T7">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7">trait</text:span></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7">multitext</text:span></text:span><text:tab/>Stores the reversal entry with its language.</text:p>
      <text:h text:style-name="Heading_20_4" text:outline-level="4"><text:soft-page-break/>Attributes</text:h>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h text:style-name="Heading_20_4" text:outline-level="4">Attributes</text:h>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soft-page-break/><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h text:style-name="Heading_20_4" text:outline-level="4">Attributes</text:h>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text:soft-page-break/>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oft-page-break/><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7">multitext</text:span></text:span><text:tab/>Contains a multilingual description of this particular field.</text:p>
      <text:h text:style-name="Heading_20_4" text:outline-level="4">Attributes</text:h>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7">field</text:span></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code"><text:span text:style-name="T7">id</text:span></text:span><text:tab/>[Required, <text:span text:style-name="code">key</text:span>] The type of the <text:span text:style-name="code">range</text:span> that is referenced.</text:p>
      <text:p text:style-name="AttribDesc"><text:span text:style-name="code"><text:span text:style-name="T7">href</text:span></text:span><text:tab/>[Required, <text:span text:style-name="code">URL</text:span>] The URL of the file containing the definition of the referenced <text:span text:style-name="code">range</text:span>.</text:p>
      <text:p text:style-name="AttribDesc"><text:span text:style-name="code"><text:span text:style-name="T7">guid</text:span></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oft-page-break/><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h text:style-name="Heading_20_4" text:outline-level="4">Content</text:h>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7">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text:soft-page-break/>Entry Elements</text:p>
      <text:p text:style-name="P6"><draw:frame draw:style-name="fr2" draw:name="graphics3" text:anchor-type="paragraph" svg:x="0in" svg:y="0.1in" svg:width="5.8701in" style:rel-width="100%" svg:height="4.4429in" style:rel-height="45%" draw:z-index="3"><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7">range</text:span></text:span><text:tab/>[Required, Multiple, <text:span text:style-name="code">range</text:span>] A <text:span text:style-name="code">range</text:span> definition.</text:p>
      <text:p text:style-name="Heading_20_2"><text:soft-page-break/>UML Diagram</text:p>
      <text:p text:style-name="Standard"><draw:frame draw:style-name="fr1" draw:name="graphics4" text:anchor-type="paragraph" svg:width="4.6457in" svg:height="3.5209in" draw:z-index="2"><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p text:style-name="Heading_20_2">grammatical-info</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Heading_20_2">note-type</text:p>
      <text:p text:style-name="Standard">This lists all the different note types that are in the various standards</text:p>
      <text:h text:style-name="Heading_20_3" text:outline-level="3"><text:soft-page-break/>Elements</text:h>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_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p text:style-name="Heading_20_2"><text:soft-page-break/>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text:style-name="L5">
        <text:list-item>
          <text:p text:style-name="P20">Store the subentry in the entry as a sub-element. LIFT does not do this. All entries are full <text:span text:style-name="code">entry</text:span> elements.</text:p>
        </text:list-item>
        <text:list-item>
          <text:p text:style-name="P20">Store a marker in the subentry referring back to the main entry under which this subentry occurs. This can be done using a <text:span text:style-name="code">subhead</text:span> relation.</text:p>
        </text:list-item>
        <text:list-item>
          <text:p text:style-name="P20">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8"><text:soft-page-break/>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text:soft-page-break/>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3">Creation of subentry reference lists</text:p>
        </text:list-item>
        <text:list-item>
          <text:p text:style-name="P23">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2</text:page-number></text:span><text:span text:style-name="Page_20_Number"><text:span text:style-name="T2"> of </text:span></text:span><text:span text:style-name="T2"><text:page-count style:num-format="1">32</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66</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xicon Interchange Format</dc:title>
    <dc:subject>A Description</dc:subject>
    <meta:initial-creator>Martin Hosken</meta:initial-creator>
    <meta:creation-date>2006-07-07T09:27:58</meta:creation-date>
    <dc:creator>Martin Hosken</dc:creator>
    <dc:date>2008-01-15T10:17:56</dc:date>
    <meta:printed-by>Martin Hosken</meta:printed-by>
    <meta:print-date>2006-08-02T10:34:15</meta:print-date>
    <meta:editing-cycles>366</meta:editing-cycles>
    <meta:editing-duration>P15DT6H57M52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802" meta:word-count="10185" meta:character-count="61862"/>
  </office:meta>
</office:document-meta>
</file>